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</office:automatic-styles>
  <office:body>
    <office:text text:use-soft-page-breaks="true">
      <text:h text:style-name="P1" text:outline-level="1">Process for viewing .NC files</text:h>
      <text:p text:style-name="Normal"/>
      <text:p text:style-name="Normal">Install additional modules in<text:s/>Spyder<text:s/>using “Anaconda Prompt”<text:s/></text:p>
      <text:p text:style-name="Normal"/>
      <text:list text:style-name="LFO1" text:continue-numbering="true">
        <text:list-item>
          <text:p text:style-name="P2">Pip install netcdf4</text:p>
        </text:list-item>
        <text:list-item>
          <text:p text:style-name="P3">Pip install cython</text:p>
        </text:list-item>
        <text:list-item>
          <text:p text:style-name="P4">Pip install cftime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 handford</meta:initial-creator>
    <dc:creator>ed handford</dc:creator>
    <meta:creation-date>2019-02-25T09:10:00Z</meta:creation-date>
    <dc:date>2019-02-25T16:06:00Z</dc:date>
    <meta:template xlink:href="Normal" xlink:type="simple"/>
    <meta:editing-cycles>1</meta:editing-cycles>
    <meta:editing-duration>PT1920S</meta:editing-duration>
    <meta:document-statistic meta:page-count="1" meta:paragraph-count="1" meta:word-count="22" meta:character-count="152" meta:row-count="1" meta:non-whitespace-character-count="131"/>
  </office:meta>
</office:document-meta>
</file>